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Calibri" svg:font-family="Calibri" style:font-family-generic="roman"/>
    <style:font-face style:name="Calibri1" svg:font-family="Calibri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6666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150%" fo:text-align="justify" style:justify-single-word="false"/>
    </style:style>
    <style:style style:name="P3" style:family="paragraph" style:parent-style-name="Text_20_body">
      <style:paragraph-properties fo:line-height="150%" fo:text-align="justify" style:justify-single-word="false"/>
      <style:text-properties officeooo:paragraph-rsid="000ff92d"/>
    </style:style>
    <style:style style:name="P4" style:family="paragraph" style:parent-style-name="Text_20_body">
      <style:paragraph-properties fo:line-height="150%" fo:text-align="justify" style:justify-single-word="false"/>
      <style:text-properties officeooo:paragraph-rsid="002600b6"/>
    </style:style>
    <style:style style:name="P5" style:family="paragraph" style:parent-style-name="Text_20_body">
      <style:paragraph-properties fo:line-height="150%" fo:text-align="justify" style:justify-single-word="false"/>
      <style:text-properties officeooo:paragraph-rsid="0028898c"/>
    </style:style>
    <style:style style:name="P6" style:family="paragraph" style:parent-style-name="Text_20_body">
      <style:paragraph-properties fo:line-height="150%" fo:text-align="justify" style:justify-single-word="false"/>
      <style:text-properties officeooo:paragraph-rsid="002c85e4"/>
    </style:style>
    <style:style style:name="P7" style:family="paragraph" style:parent-style-name="Text_20_body">
      <style:paragraph-properties fo:line-height="150%"/>
      <style:text-properties officeooo:paragraph-rsid="002600b6"/>
    </style:style>
    <style:style style:name="P8" style:family="paragraph" style:parent-style-name="Text_20_body">
      <style:text-properties officeooo:paragraph-rsid="000ef480"/>
    </style:style>
    <style:style style:name="P9" style:family="paragraph" style:parent-style-name="Text_20_body">
      <style:text-properties officeooo:paragraph-rsid="000ff92d"/>
    </style:style>
    <style:style style:name="P10" style:family="paragraph" style:parent-style-name="Text_20_body">
      <style:text-properties style:font-name="Arial" fo:font-size="14pt" fo:font-style="italic" fo:font-weight="bold" officeooo:rsid="002600b6" officeooo:paragraph-rsid="002600b6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Arial" fo:font-size="16.1000003814697pt" fo:font-weight="bold" officeooo:rsid="0028898c" officeooo:paragraph-rsid="0028898c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" style:family="paragraph" style:parent-style-name="Standard">
      <style:paragraph-properties fo:break-before="page"/>
      <style:text-properties fo:color="#000000" fo:font-size="10pt" fo:font-weight="bold" officeooo:rsid="000ef480" style:font-size-asian="10pt" style:font-weight-asian="bold"/>
    </style:style>
    <style:style style:name="P13" style:family="paragraph" style:parent-style-name="Text_20_body">
      <style:paragraph-properties fo:break-before="page"/>
      <style:text-properties style:font-name="Arial" fo:font-size="14pt" fo:font-style="italic" fo:font-weight="bold" officeooo:rsid="002600b6" officeooo:paragraph-rsid="002a683d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48pt" fo:font-weight="bold" style:font-size-asian="48pt" style:font-weight-asian="bold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4pt" fo:font-weight="bold" officeooo:rsid="0012a44d" officeooo:paragraph-rsid="0012a44d" style:font-size-asian="14pt" style:font-weight-asian="bold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" fo:font-size="28pt" fo:font-weight="bold" officeooo:paragraph-rsid="0010c23b" style:font-size-asian="28pt" style:font-weight-asian="bold" style:font-size-complex="28pt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" fo:font-size="28pt" fo:font-weight="bold" officeooo:rsid="0024bd30" officeooo:paragraph-rsid="0024bd30" style:font-size-asian="28pt" style:font-weight-asian="bold" style:font-size-complex="28pt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" fo:font-size="48pt" fo:font-weight="bold" officeooo:paragraph-rsid="000ef480" style:font-size-asian="48pt" style:font-weight-asian="bold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48pt" fo:font-weight="bold" officeooo:paragraph-rsid="0024bd30" style:font-size-asian="48pt" style:font-weight-asian="bold"/>
    </style:style>
    <style:style style:name="P21" style:family="paragraph" style:parent-style-name="Standard">
      <style:paragraph-properties fo:text-align="center" style:justify-single-word="false"/>
      <style:text-properties fo:color="#000000" style:font-name="Times New Roman" fo:font-size="44pt" fo:font-weight="bold" officeooo:paragraph-rsid="000ef480" style:font-size-asian="44pt" style:font-weight-asian="bold" style:font-size-complex="44pt"/>
    </style:style>
    <style:style style:name="P22" style:family="paragraph" style:parent-style-name="Standard">
      <style:text-properties fo:color="#000000" fo:font-size="10pt" fo:font-weight="bold" officeooo:rsid="000ef480" style:font-size-asian="10pt" style:font-weight-asian="bold"/>
    </style:style>
    <style:style style:name="P2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Text_20_body" style:list-style-name=""/>
    <style:style style:name="P26" style:family="paragraph" style:parent-style-name="Text_20_body">
      <style:paragraph-properties fo:line-height="150%" fo:text-align="justify" style:justify-single-word="false"/>
    </style:style>
    <style:style style:name="P27" style:family="paragraph" style:parent-style-name="Text_20_body" style:list-style-name="">
      <style:paragraph-properties fo:line-height="150%" fo:text-align="justify" style:justify-single-word="false"/>
    </style:style>
    <style:style style:name="P28" style:family="paragraph" style:parent-style-name="Text_20_body" style:list-style-name="">
      <style:paragraph-properties fo:line-height="150%" fo:text-align="justify" style:justify-single-word="false"/>
      <style:text-properties officeooo:paragraph-rsid="002c85e4"/>
    </style:style>
    <style:style style:name="P29" style:family="paragraph" style:parent-style-name="Text_20_body">
      <style:paragraph-properties fo:line-height="150%" fo:text-align="justify" style:justify-single-word="false"/>
      <style:text-properties officeooo:paragraph-rsid="002fec84"/>
    </style:style>
    <style:style style:name="P30" style:family="paragraph" style:parent-style-name="Text_20_body" style:list-style-name="">
      <style:paragraph-properties fo:line-height="150%" fo:text-align="justify" style:justify-single-word="false" fo:break-before="page"/>
      <style:text-properties officeooo:paragraph-rsid="0030f0fe"/>
    </style:style>
    <style:style style:name="P31" style:family="paragraph" style:parent-style-name="Heading_20_1">
      <style:text-properties officeooo:rsid="0024bd30" officeooo:paragraph-rsid="0024bd30"/>
    </style:style>
    <style:style style:name="P32" style:family="paragraph" style:parent-style-name="Heading_20_1">
      <style:paragraph-properties fo:break-before="page"/>
      <style:text-properties fo:color="#000000" style:font-name="Arial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2">
      <style:text-properties officeooo:paragraph-rsid="000ef480"/>
    </style:style>
    <style:style style:name="P34" style:family="paragraph" style:parent-style-name="Heading_20_2">
      <style:text-properties officeooo:paragraph-rsid="0029e3a6"/>
    </style:style>
    <style:style style:name="P35" style:family="paragraph" style:parent-style-name="Heading_20_2" style:list-style-name="">
      <style:text-properties officeooo:paragraph-rsid="002c85e4"/>
    </style:style>
    <style:style style:name="P36" style:family="paragraph" style:parent-style-name="Heading_20_2">
      <style:paragraph-properties fo:break-before="page"/>
      <style:text-properties officeooo:paragraph-rsid="002c85e4"/>
    </style:style>
    <style:style style:name="P37" style:family="paragraph" style:parent-style-name="Heading_20_3" style:list-style-name=""/>
    <style:style style:name="P38" style:family="paragraph" style:parent-style-name="Heading_20_3">
      <style:paragraph-properties fo:break-before="page"/>
    </style:style>
    <style:style style:name="P39" style:family="paragraph" style:parent-style-name="Table_20_Contents">
      <style:paragraph-properties fo:text-align="justify" style:justify-single-word="false"/>
      <style:text-properties officeooo:rsid="002fec84" officeooo:paragraph-rsid="002fec84"/>
    </style:style>
    <style:style style:name="P40" style:family="paragraph" style:parent-style-name="Table_20_Contents">
      <style:paragraph-properties fo:text-align="center" style:justify-single-word="false"/>
      <style:text-properties fo:color="#ffffff" fo:font-size="13pt" fo:font-weight="bold" officeooo:rsid="002fec84" officeooo:paragraph-rsid="002fec84" style:font-size-asian="13pt" style:font-weight-asian="bold" style:font-size-complex="13pt" style:font-weight-complex="bold"/>
    </style:style>
    <style:style style:name="P41" style:family="paragraph" style:parent-style-name="Heading_20_6" style:list-style-name="">
      <style:paragraph-properties fo:line-height="150%" fo:break-before="page"/>
      <style:text-properties officeooo:paragraph-rsid="002fec84"/>
    </style:style>
    <style:style style:name="P42" style:family="paragraph">
      <style:paragraph-properties fo:margin-left="0in" fo:margin-right="0in" fo:margin-top="0in" fo:margin-bottom="0in" fo:line-height="100%" fo:text-align="center" fo:text-indent="0in"/>
    </style:style>
    <style:style style:name="P4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in" fo:margin-right="0in" fo:margin-top="0in" fo:margin-bottom="0in" fo:line-height="100%" fo:text-indent="0in"/>
    </style:style>
    <style:style style:name="P45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" fo:font-size="13pt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1" fo:font-size="10pt" fo:font-style="italic" fo:font-weight="bold" officeooo:rsid="000ff92d" style:font-name-asian="Microsoft YaHei" style:font-size-asian="10pt" style:font-style-asian="italic" style:font-weight-asian="bold" style:font-name-complex="Mangal" style:font-size-complex="14pt" style:font-style-complex="italic"/>
    </style:style>
    <style:style style:name="T2" style:family="text">
      <style:text-properties fo:color="#000000" style:font-name="Arial" fo:font-size="14pt" fo:font-style="italic" officeooo:rsid="002600b6" style:font-name-asian="Microsoft YaHei" style:font-size-asian="14pt" style:font-style-asian="italic" style:font-name-complex="Mangal" style:font-size-complex="14pt" style:font-style-complex="italic"/>
    </style:style>
    <style:style style:name="T3" style:family="text">
      <style:text-properties fo:color="#000000" style:font-name="Arial" fo:font-size="14pt" fo:font-style="normal" fo:font-weight="bold" officeooo:rsid="002c85e4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4" style:family="text">
      <style:text-properties fo:color="#000000" style:font-name="Arial" fo:font-size="14pt" fo:font-style="normal" fo:font-weight="bold" officeooo:rsid="002fec84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5" style:family="text">
      <style:text-properties fo:color="#000000" style:font-name="Arial" fo:font-size="12pt" fo:font-style="normal" fo:font-weight="normal" officeooo:rsid="002c85e4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6" style:family="text">
      <style:text-properties fo:color="#000000" style:font-name="Arial" fo:font-size="12pt" fo:font-style="normal" fo:font-weight="normal" officeooo:rsid="002e1434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7" style:family="text">
      <style:text-properties fo:color="#000000" style:font-name="Arial" fo:font-size="12pt" fo:font-style="normal" fo:font-weight="normal" officeooo:rsid="002fec84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8" style:family="text">
      <style:text-properties fo:color="#000000" style:font-name="Arial" fo:font-size="13pt" fo:font-style="normal" fo:font-weight="normal" officeooo:rsid="002fec84" style:font-name-asian="Microsoft YaHei" style:font-size-asian="13pt" style:font-style-asian="normal" style:font-weight-asian="normal" style:font-name-complex="Mangal" style:font-size-complex="13pt" style:font-style-complex="normal" style:font-weight-complex="normal"/>
    </style:style>
    <style:style style:name="T9" style:family="text">
      <style:text-properties fo:color="#000000" style:font-name="Courier 10 Pitch" fo:font-size="10.5pt" fo:font-style="normal" fo:font-weight="normal" style:font-name-asian="Microsoft YaHei" style:font-size-asian="10.5pt" style:font-style-asian="normal" style:font-weight-asian="normal" style:font-name-complex="Mangal" style:font-size-complex="10.5pt" style:font-style-complex="normal" style:font-weight-complex="normal"/>
    </style:style>
    <style:style style:name="T10" style:family="text">
      <style:text-properties fo:color="#000000" style:font-name="Courier 10 Pitch" fo:font-size="10.5pt" fo:font-style="normal" fo:font-weight="normal" officeooo:rsid="002fec84" style:font-name-asian="Microsoft YaHei" style:font-size-asian="10.5pt" style:font-style-asian="normal" style:font-weight-asian="normal" style:font-name-complex="Mangal" style:font-size-complex="10.5pt" style:font-style-complex="normal" style:font-weight-complex="normal"/>
    </style:style>
    <style:style style:name="T11" style:family="text">
      <style:text-properties fo:color="#000000" style:font-name="Symbol" fo:font-size="12pt" fo:font-style="normal" fo:font-weight="normal" officeooo:rsid="002fec84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2" style:family="text">
      <style:text-properties fo:color="#000000" style:font-name="Symbol" fo:font-size="12pt" fo:font-style="normal" fo:font-weight="normal" officeooo:rsid="0030f0fe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3" style:family="text">
      <style:text-properties fo:color="#000000" style:font-name="Symbol" fo:font-size="12pt" fo:font-style="normal" fo:font-weight="bold" officeooo:rsid="0030f0fe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4" style:family="text">
      <style:text-properties fo:color="#000000" style:font-name="Symbol" fo:font-size="13pt" fo:font-style="normal" fo:font-weight="normal" officeooo:rsid="0030f0fe" style:font-name-asian="Microsoft YaHei" style:font-size-asian="13pt" style:font-style-asian="normal" style:font-weight-asian="normal" style:font-name-complex="Mangal" style:font-size-complex="13pt" style:font-style-complex="normal" style:font-weight-complex="normal"/>
    </style:style>
    <style:style style:name="T15" style:family="text">
      <style:text-properties fo:color="#000000" style:font-name="Symbol" fo:font-size="13pt" fo:font-style="normal" fo:font-weight="normal" officeooo:rsid="002fec84" style:font-name-asian="Microsoft YaHei" style:font-size-asian="13pt" style:font-style-asian="normal" style:font-weight-asian="normal" style:font-name-complex="Mangal" style:font-size-complex="13pt" style:font-style-complex="normal" style:font-weight-complex="normal"/>
    </style:style>
    <style:style style:name="T16" style:family="text">
      <style:text-properties fo:font-style="italic" fo:font-weight="bold" officeooo:rsid="00085653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0ef48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0925a5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0ff92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600b6" style:font-style-asian="italic" style:font-weight-asian="bold" style:font-style-complex="italic" style:font-weight-complex="bold"/>
    </style:style>
    <style:style style:name="T21" style:family="text">
      <style:text-properties style:font-name="Arial" fo:font-size="14pt" fo:font-style="italic" fo:font-weight="bold" officeooo:rsid="000ff92d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22" style:family="text">
      <style:text-properties style:font-name="Arial" fo:font-size="14pt" fo:font-style="italic" fo:font-weight="bold" officeooo:rsid="002600b6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23" style:family="text">
      <style:text-properties style:font-name="Arial" fo:font-size="14pt" fo:font-style="italic" officeooo:rsid="002600b6" style:font-name-asian="Microsoft YaHei" style:font-size-asian="14pt" style:font-style-asian="italic" style:font-name-complex="Mangal" style:font-size-complex="14pt" style:font-style-complex="italic"/>
    </style:style>
    <style:style style:name="T24" style:family="text">
      <style:text-properties fo:font-style="normal" fo:font-weight="normal" officeooo:rsid="0003f52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aa5bf" style:font-style-asian="normal" style:font-weight-asian="normal" style:font-style-complex="normal" style:font-weight-complex="normal"/>
    </style:style>
    <style:style style:name="T26" style:family="text">
      <style:text-properties officeooo:rsid="0024bd30"/>
    </style:style>
    <style:style style:name="T27" style:family="text">
      <style:text-properties fo:font-size="44pt" officeooo:rsid="0024bd30" style:font-size-asian="44pt" style:font-size-complex="44pt"/>
    </style:style>
    <style:style style:name="T28" style:family="text">
      <style:text-properties officeooo:rsid="002600b6"/>
    </style:style>
    <style:style style:name="T29" style:family="text">
      <style:text-properties officeooo:rsid="0027df8a"/>
    </style:style>
    <style:style style:name="T30" style:family="text">
      <style:text-properties fo:color="#ff0000" style:font-name="Arial" fo:font-size="14pt" fo:font-style="normal" officeooo:rsid="0028898c" style:font-name-asian="Microsoft YaHei" style:font-size-asian="14pt" style:font-style-asian="normal" style:font-name-complex="Mangal" style:font-size-complex="14pt" style:font-style-complex="normal"/>
    </style:style>
    <style:style style:name="T31" style:family="text"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font-name="Liberation Sans" fo:font-size="13pt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font-name="Liberation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3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3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299in" svg:stroke-color="#800080" draw:marker-start="" draw:marker-start-width="0.1228in" draw:marker-start-center="false" draw:marker-end="" draw:marker-end-width="0.1228in" draw:marker-end-center="false" draw:fill="none" draw:fill-color="#729fcf" draw:textarea-horizontal-align="justify" draw:textarea-vertical-align="middle" fo:padding-top="0.0638in" fo:padding-bottom="0.0638in" fo:padding-left="0.1134in" fo:padding-right="0.113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5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dash" draw:stroke-dash="Dashed_20__28_var_29_" svg:stroke-width="0.0402in" svg:stroke-color="#993366" draw:marker-start="" draw:marker-start-width="0.139in" draw:marker-start-center="false" draw:marker-end="" draw:marker-end-width="0.139in" draw:marker-end-center="false" draw:fill="none" draw:fill-color="#fffff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0" style:family="graphic">
      <style:graphic-properties draw:stroke="dash" draw:stroke-dash="Dashed_20__28_var_29_" svg:stroke-width="0.0402in" svg:stroke-color="#3465a4" draw:marker-start="" draw:marker-start-width="0.1083in" draw:marker-start-center="false" draw:marker-end="" draw:marker-end-width="0.1083in" draw:marker-end-center="false" draw:fill="none" draw:fill-color="#fffff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9"/>
      <text:p text:style-name="P20"><text:s/><text:span text:style-name="T27">NEUROCOMPUTAIÓN</text:span></text:p>
      <text:p text:style-name="P21">2013-2014 </text:p>
      <text:p text:style-name="P17"/>
      <text:p text:style-name="P17"/>
      <text:p text:style-name="P17"/>
      <text:p text:style-name="P17">Práctica 1: </text:p>
      <text:p text:style-name="P18">Introducción a las Redes Neuronales Artificiales</text:p>
      <text:p text:style-name="P14"/>
      <text:p text:style-name="P14"/>
      <text:p text:style-name="P16"/>
      <text:p text:style-name="P16">Grupo <text:span text:style-name="T29">X</text:span></text:p>
      <text:p text:style-name="P16">Pareja 0<text:span text:style-name="T29">X</text:span></text:p>
      <text:p text:style-name="P15"/>
      <text:p text:style-name="P15">Ari Handler Gamboa</text:p>
      <text:p text:style-name="P15">Adrián Lorenzo Mateo</text:p>
      <text:p text:style-name="P22"/>
      <text:p text:style-name="P12"/>
      <text:p text:style-name="P22"/>
      <text:table-of-content text:style-name="Sect1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4"><text:a xlink:type="simple" xlink:href="#__RefHeading__1315_1281310894" text:style-name="Index_20_Link" text:visited-style-name="Index_20_Link">1. Neuronas de McCulloch-Pitts<text:tab/>3</text:a></text:p>
          <text:p text:style-name="P23"><text:a xlink:type="simple" xlink:href="#__RefHeading__1317_1281310894" text:style-name="Index_20_Link" text:visited-style-name="Index_20_Link">1.1 Introducción<text:tab/>3</text:a></text:p>
          <text:p text:style-name="P23"><text:a xlink:type="simple" xlink:href="#__RefHeading__1319_1281310894" text:style-name="Index_20_Link" text:visited-style-name="Index_20_Link">1.2 Diseño de la red<text:tab/>3</text:a></text:p>
          <text:p text:style-name="P24"><text:a xlink:type="simple" xlink:href="#__RefHeading__2073_914300899" text:style-name="Index_20_Link" text:visited-style-name="Index_20_Link">2. Perceptrón y Adaline<text:tab/>5</text:a></text:p>
          <text:p text:style-name="P23"><text:a xlink:type="simple" xlink:href="#__RefHeading__1321_1281310894" text:style-name="Index_20_Link" text:visited-style-name="Index_20_Link">2.1 Diseño Perceptrón<text:tab/>5</text:a></text:p>
          <text:p text:style-name="P23"><text:a xlink:type="simple" xlink:href="#__RefHeading__1325_1281310894" text:style-name="Index_20_Link" text:visited-style-name="Index_20_Link">2.2 Diseño Adaline<text:tab/>5</text:a></text:p>
          <text:p text:style-name="P23"><text:a xlink:type="simple" xlink:href="#__RefHeading__1327_1281310894" text:style-name="Index_20_Link" text:visited-style-name="Index_20_Link">2.3 Experimentos de entrenamiento<text:tab/>5</text:a></text:p>
        </text:index-body>
      </text:table-of-content>
      <text:p text:style-name="P22"/>
      <text:p text:style-name="P12"/>
      <text:p text:style-name="P22"/>
      <text:h text:style-name="P31" text:outline-level="1"><text:bookmark-start text:name="__RefHeading__1315_1281310894"/>1. Neuronas de McCulloch-Pitts<text:bookmark-end text:name="__RefHeading__1315_1281310894"/></text:h>
      <text:p text:style-name="Text_20_body"/>
      <text:h text:style-name="P33" text:outline-level="2"><text:bookmark-start text:name="__RefHeading__1317_1281310894"/><text:span text:style-name="Strong_20_Emphasis"><text:span text:style-name="T17">1.1 </text:span></text:span><text:span text:style-name="Strong_20_Emphasis"><text:span text:style-name="T20">Introducción</text:span></text:span><text:bookmark-end text:name="__RefHeading__1317_1281310894"/></text:h>
      <text:p text:style-name="P8"><text:span text:style-name="Strong_20_Emphasis"><text:span text:style-name="T16"/></text:span></text:p>
      <text:p text:style-name="P4"><text:tab/><text:span text:style-name="T28">Warren McCulloch y Walter Pitts diseñaron en 1943 uno de los primeros modelos de neuronas artificiales. En una neurona típica de McCulloch–Pitts la activación es binaria (su salida es 0 o 1), las conexiones excitadoras que llegan a una misma neurona tienen el mismo peso, el umbral se escoge de forma que una sola conexión inhibidora fuerce a que la salida de la neurona sea 0 en ese paso y las salidas tardan un intervalo de tiempo en llegar a las neuronas receptoras. Todas estas propiedades hacen que las neuronas de McCulloch-Pitts son útiles para modelar fenómenos que requieran funciones lógicas y retrasos temporales.</text:span></text:p>
      <text:h text:style-name="P34" text:outline-level="2"><text:bookmark-start text:name="__RefHeading__1319_1281310894"/>1.2 <text:span text:style-name="T28">Diseño de la red McCulloch-Pitts</text:span><text:bookmark-end text:name="__RefHeading__1319_1281310894"/></text:h>
      <text:p text:style-name="Text_20_body"/>
      <text:p text:style-name="P10"><draw:g text:anchor-type="paragraph" draw:z-index="0" draw:style-name="gr1"><draw:custom-shape draw:style-name="gr2" draw:text-style-name="P43" xml:id="id2" draw:id="id2" svg:width="0.5831in" svg:height="0.5831in" svg:x="5.45in" svg:y="1.6437in"><text:p text:style-name="P42"><text:span text:style-name="T31">Y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43" xml:id="id4" draw:id="id4" svg:width="0.5831in" svg:height="0.5831in" svg:x="5.4508in" svg:y="3.2406in"><text:p text:style-name="P42"><text:span text:style-name="T31">Y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43" xml:id="id8" draw:id="id8" svg:width="0.5831in" svg:height="0.5831in" svg:x="3.3772in" svg:y="0.5181in"><text:p text:style-name="P42"><text:span text:style-name="T31">z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43" xml:id="id7" draw:id="id7" svg:width="0.5831in" svg:height="0.5831in" svg:x="3.3772in" svg:y="1.2717in"><text:p text:style-name="P42"><text:span text:style-name="T31">z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43" xml:id="id5" draw:id="id5" svg:width="0.5831in" svg:height="0.5831in" svg:x="3.3772in" svg:y="1.9917in"><text:p text:style-name="P42"><text:span text:style-name="T31">z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43" xml:id="id9" draw:id="id9" svg:width="0.5831in" svg:height="0.5835in" svg:x="0.7335in" svg:y="1.2846in"><text:p text:style-name="P42"><text:span text:style-name="T31">x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43" xml:id="id11" draw:id="id11" svg:width="0.5831in" svg:height="0.5831in" svg:x="0.0008in" svg:y="2.3008in"><text:p text:style-name="P42"><text:span text:style-name="T31">x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43" xml:id="id13" draw:id="id13" svg:width="0.5831in" svg:height="0.5823in" svg:x="0.6835in" svg:y="3.4681in"><text:p text:style-name="P42"><text:span text:style-name="T31">x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43" xml:id="id10" draw:id="id10" svg:width="0.5835in" svg:height="0.5831in" svg:x="2.0937in" svg:y="0.8445in"><text:p text:style-name="P42"><text:span text:style-name="T31">z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43" xml:id="id12" draw:id="id12" svg:width="0.5831in" svg:height="0.5831in" svg:x="1.8508in" svg:y="2.3008in"><text:p text:style-name="P42"><text:span text:style-name="T31">z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43" xml:id="id14" draw:id="id14" svg:width="0.5831in" svg:height="0.5831in" svg:x="2.0945in" svg:y="3.6043in"><text:p text:style-name="P42"><text:span text:style-name="T31">z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43" xml:id="id6" draw:id="id6" svg:width="0.5831in" svg:height="0.5831in" svg:x="3.3772in" svg:y="2.711in"><text:p text:style-name="P42"><text:span text:style-name="T31">z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43" xml:id="id1" draw:id="id1" svg:width="0.5831in" svg:height="0.5831in" svg:x="3.378in" svg:y="3.4654in"><text:p text:style-name="P42"><text:span text:style-name="T31">z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43" xml:id="id3" draw:id="id3" svg:width="0.5831in" svg:height="0.5835in" svg:x="3.378in" svg:y="4.1846in"><text:p text:style-name="P42"><text:span text:style-name="T31">z9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3" draw:text-style-name="P43" draw:type="line" svg:x1="3.9606in" svg:y1="3.7571in" svg:x2="5.5358in" svg:y2="2.1409in" draw:start-shape="id1" draw:start-glue-point="10" draw:end-shape="id2" draw:end-glue-point="7" svg:d="M10060 9543l4001-4105" svg:viewBox="0 0 4002 4106"><text:p/></draw:connector><draw:connector draw:style-name="gr3" draw:text-style-name="P43" draw:type="line" svg:x1="3.9606in" svg:y1="4.4764in" svg:x2="5.5366in" svg:y2="3.7374in" draw:start-shape="id3" draw:start-glue-point="10" draw:end-shape="id4" draw:end-glue-point="7" svg:d="M10060 11370l4003-1877" svg:viewBox="0 0 4004 1879"><text:p/></draw:connector><draw:connector draw:style-name="gr3" draw:text-style-name="P43" draw:type="line" svg:x1="3.9598in" svg:y1="2.2835in" svg:x2="5.45in" svg:y2="1.9354in" draw:start-shape="id5" draw:start-glue-point="10" draw:end-shape="id2" draw:end-glue-point="6" svg:d="M10058 5800l3785-884" svg:viewBox="0 0 3787 885"><text:p/></draw:connector><draw:connector draw:style-name="gr3" draw:text-style-name="P43" draw:type="line" svg:x1="3.9598in" svg:y1="3.0028in" svg:x2="5.4508in" svg:y2="3.5319in" draw:start-shape="id6" draw:start-glue-point="10" draw:end-shape="id4" draw:end-glue-point="6" svg:d="M10058 7627l3787 1344" svg:viewBox="0 0 3789 1346"><text:p/></draw:connector><draw:connector draw:style-name="gr3" draw:text-style-name="P43" draw:type="line" svg:x1="3.9598in" svg:y1="1.5634in" svg:x2="5.5362in" svg:y2="3.3256in" draw:start-shape="id7" draw:start-glue-point="10" draw:end-shape="id4" draw:end-glue-point="5" svg:d="M10058 3971l4004 4476" svg:viewBox="0 0 4006 4479"><text:p/></draw:connector><draw:connector draw:style-name="gr3" draw:text-style-name="P43" draw:type="line" svg:x1="3.9598in" svg:y1="0.8098in" svg:x2="5.5354in" svg:y2="1.7291in" draw:start-shape="id8" draw:start-glue-point="10" draw:end-shape="id2" draw:end-glue-point="5" svg:d="M10058 2057l4002 2335" svg:viewBox="0 0 4004 2337"><text:p/></draw:connector><draw:connector draw:style-name="gr3" draw:text-style-name="P43" draw:type="line" svg:x1="1.3161in" svg:y1="1.5764in" svg:x2="2.0937in" svg:y2="1.1362in" draw:start-shape="id9" draw:start-glue-point="10" draw:end-shape="id10" draw:end-glue-point="6" svg:d="M3343 4004l1975-1118" svg:viewBox="0 0 1977 1120"><text:p/></draw:connector><draw:connector draw:style-name="gr3" draw:text-style-name="P43" draw:type="line" svg:x1="0.5835in" svg:y1="2.5925in" svg:x2="1.8508in" svg:y2="2.5925in" draw:start-shape="id11" draw:start-glue-point="10" draw:end-shape="id12" draw:end-glue-point="6" svg:d="M1482 6585h3219" svg:viewBox="0 0 3221 2"><text:p/></draw:connector><draw:connector draw:style-name="gr3" draw:text-style-name="P43" draw:type="line" svg:x1="1.2661in" svg:y1="3.7591in" svg:x2="2.0945in" svg:y2="3.8957in" draw:start-shape="id13" draw:start-glue-point="10" draw:end-shape="id14" draw:end-glue-point="6" svg:d="M3216 9548l2104 347" svg:viewBox="0 0 2106 349"><text:p/></draw:connector><draw:connector draw:style-name="gr3" draw:text-style-name="P43" draw:type="line" svg:x1="2.6772in" svg:y1="1.1362in" svg:x2="3.3772in" svg:y2="0.8098in" draw:start-shape="id10" draw:start-glue-point="10" draw:end-shape="id8" draw:end-glue-point="6" svg:d="M6800 2886l1778-829" svg:viewBox="0 0 1780 831"><text:p/></draw:connector><draw:connector draw:style-name="gr3" draw:text-style-name="P43" draw:type="line" svg:x1="2.4335in" svg:y1="2.5925in" svg:x2="3.3772in" svg:y2="2.2835in" draw:start-shape="id12" draw:start-glue-point="10" draw:end-shape="id5" draw:end-glue-point="6" svg:d="M6181 6585l2397-785" svg:viewBox="0 0 2399 787"><text:p/></draw:connector><draw:connector draw:style-name="gr3" draw:text-style-name="P43" draw:type="line" svg:x1="2.4335in" svg:y1="2.5925in" svg:x2="3.3772in" svg:y2="3.0028in" draw:start-shape="id12" draw:start-glue-point="10" draw:end-shape="id6" draw:end-glue-point="6" svg:d="M6181 6585l2397 1042" svg:viewBox="0 0 2399 1044"><text:p/></draw:connector><draw:connector draw:style-name="gr3" draw:text-style-name="P43" draw:type="line" svg:x1="2.6772in" svg:y1="3.8957in" svg:x2="3.378in" svg:y2="3.7571in" draw:start-shape="id14" draw:start-glue-point="10" draw:end-shape="id1" draw:end-glue-point="6" svg:d="M6800 9895l1780-352" svg:viewBox="0 0 1782 355"><text:p/></draw:connector><draw:connector draw:style-name="gr3" draw:text-style-name="P43" draw:type="line" svg:x1="2.6772in" svg:y1="3.8961in" svg:x2="3.378in" svg:y2="4.4768in" draw:start-shape="id14" draw:start-glue-point="10" draw:end-shape="id3" draw:end-glue-point="6" svg:d="M6800 9896l1780 1475" svg:viewBox="0 0 1782 1476"><text:p/></draw:connector><draw:connector draw:style-name="gr3" draw:text-style-name="P43" draw:type="line" svg:x1="2.6772in" svg:y1="1.1362in" svg:x2="3.3772in" svg:y2="1.5634in" draw:start-shape="id10" draw:start-glue-point="10" draw:end-shape="id7" draw:end-glue-point="6" svg:d="M6800 2886l1778 1085" svg:viewBox="0 0 1780 1087"><text:p/></draw:connector><draw:frame draw:style-name="gr4" draw:text-style-name="P45" svg:width="0.3004in" svg:height="0.4295in" svg:x="1.2835in" svg:y="1.1181in"><draw:text-box><text:p text:style-name="P44"><text:span text:style-name="T31">2</text:span></text:p></draw:text-box></draw:frame><draw:frame draw:style-name="gr5" draw:text-style-name="P45" svg:width="0.1504in" svg:height="0.387in" svg:x="0.5835in" svg:y="2.6681in"><draw:text-box><text:p text:style-name="P44"><text:span text:style-name="T31">2</text:span></text:p></draw:text-box></draw:frame><draw:frame draw:style-name="gr4" draw:text-style-name="P45" svg:width="0.3004in" svg:height="0.4295in" svg:x="4.1335in" svg:y="0.9181in"><draw:text-box><text:p text:style-name="P44"><text:span text:style-name="T31">2</text:span></text:p></draw:text-box></draw:frame><draw:frame draw:style-name="gr6" draw:text-style-name="P45" svg:width="0.3004in" svg:height="0.387in" svg:x="4.1335in" svg:y="1.539in"><draw:text-box><text:p text:style-name="P44"><text:span text:style-name="T31">2</text:span></text:p></draw:text-box></draw:frame><draw:frame draw:style-name="gr7" draw:text-style-name="P45" svg:width="0.3004in" svg:height="0.387in" svg:x="4.0335in" svg:y="2.1681in"><draw:text-box><text:p text:style-name="P44"><text:span text:style-name="T31">2</text:span></text:p></draw:text-box></draw:frame><draw:frame draw:style-name="gr8" draw:text-style-name="P45" svg:width="0.3004in" svg:height="0.387in" svg:x="4.5835in" svg:y="3.789in"><draw:text-box><text:p text:style-name="P44"><text:span text:style-name="T31">2</text:span></text:p></draw:text-box></draw:frame><draw:frame draw:style-name="gr6" draw:text-style-name="P45" svg:width="0.3004in" svg:height="0.387in" svg:x="4.1335in" svg:y="3.5181in"><draw:text-box><text:p text:style-name="P44"><text:span text:style-name="T31">2</text:span></text:p></draw:text-box></draw:frame><draw:frame draw:style-name="gr9" draw:text-style-name="P45" svg:width="0.3004in" svg:height="0.4004in" svg:x="4.0835in" svg:y="2.7681in"><draw:text-box><text:p text:style-name="P44"><text:span text:style-name="T31">2</text:span></text:p></draw:text-box></draw:frame><draw:frame draw:style-name="gr8" draw:text-style-name="P45" svg:width="0.2504in" svg:height="0.387in" svg:x="2.8335in" svg:y="0.6681in"><draw:text-box><text:p text:style-name="P44"><text:span text:style-name="T31">1</text:span></text:p></draw:text-box></draw:frame><draw:frame draw:style-name="gr8" draw:text-style-name="P45" svg:width="0.2504in" svg:height="0.387in" svg:x="2.8335in" svg:y="1.2681in"><draw:text-box><text:p text:style-name="P44"><text:span text:style-name="T31">1</text:span></text:p></draw:text-box></draw:frame><draw:frame draw:style-name="gr8" draw:text-style-name="P45" svg:width="0.2504in" svg:height="0.387in" svg:x="2.7835in" svg:y="2.1181in"><draw:text-box><text:p text:style-name="P44"><text:span text:style-name="T31">1</text:span></text:p></draw:text-box></draw:frame><draw:frame draw:style-name="gr10" draw:text-style-name="P45" svg:width="0.2504in" svg:height="0.387in" svg:x="2.7835in" svg:y="2.8181in"><draw:text-box><text:p text:style-name="P44"><text:span text:style-name="T31">1</text:span></text:p></draw:text-box></draw:frame><draw:frame draw:style-name="gr8" draw:text-style-name="P45" svg:width="0.2504in" svg:height="0.387in" svg:x="2.7335in" svg:y="3.539in"><draw:text-box><text:p text:style-name="P44"><text:span text:style-name="T31">1</text:span></text:p></draw:text-box></draw:frame><draw:frame draw:style-name="gr8" draw:text-style-name="P45" svg:width="0.2504in" svg:height="0.387in" svg:x="2.7835in" svg:y="4.0681in"><draw:text-box><text:p text:style-name="P44"><text:span text:style-name="T31">1</text:span></text:p></draw:text-box></draw:frame><draw:connector draw:style-name="gr3" draw:text-style-name="P43" draw:type="curve" draw:line-skew="0.678in" svg:x1="1.0252in" svg:y1="1.8681in" svg:x2="3.4634in" svg:y2="3.5508in" draw:start-shape="id9" draw:start-glue-point="8" draw:end-shape="id1" draw:end-glue-point="5" svg:d="M2604 4745c0 5625 6193 3489 6193 4274" svg:viewBox="0 0 6195 4276"><text:p/></draw:connector><draw:connector draw:style-name="gr3" draw:text-style-name="P43" draw:type="curve" draw:line-skew="0.2862in" svg:x1="1.2307in" svg:y1="1.7827in" svg:x2="3.4626in" svg:y2="2.7965in" draw:start-shape="id9" draw:start-glue-point="9" draw:end-shape="id6" draw:end-glue-point="5" svg:d="M3126 4528c5341 0 2508 2575 5669 2575" svg:viewBox="0 0 5671 2577"><text:p/></draw:connector><draw:connector draw:style-name="gr3" draw:text-style-name="P43" draw:type="curve" svg:x1="0.2925in" svg:y1="2.3008in" svg:x2="3.6689in" svg:y2="0.5181in" draw:start-shape="id11" draw:start-glue-point="4" draw:end-shape="id8" draw:end-glue-point="4" svg:d="M743 5844c0-7546 8576-5281 8576-4528" svg:viewBox="0 0 8578 5440"><text:p/></draw:connector><draw:connector draw:style-name="gr3" draw:text-style-name="P43" draw:type="curve" draw:line-skew="0.0327in" svg:x1="0.2925in" svg:y1="2.8835in" svg:x2="3.6693in" svg:y2="4.7681in" draw:start-shape="id11" draw:start-glue-point="8" draw:end-shape="id3" draw:end-glue-point="8" svg:d="M743 7324c0 8059 8577 5665 8577 4787" svg:viewBox="0 0 8580 5812"><text:p/></draw:connector><draw:connector draw:style-name="gr3" draw:text-style-name="P43" draw:type="curve" draw:line-skew="-0.6276in" svg:x1="0.9752in" svg:y1="3.4681in" svg:x2="3.4626in" svg:y2="1.7689in" draw:start-shape="id13" draw:start-glue-point="4" draw:end-shape="id7" draw:end-glue-point="7" svg:d="M2477 8809c0-5466 6318-3309 6318-4316" svg:viewBox="0 0 6320 4318"><text:p/></draw:connector><draw:connector draw:style-name="gr3" draw:text-style-name="P43" draw:type="curve" draw:line-skew="0.3307in" svg:x1="1.1807in" svg:y1="3.5528in" svg:x2="3.4626in" svg:y2="2.489in" draw:start-shape="id13" draw:start-glue-point="11" draw:end-shape="id5" draw:end-glue-point="7" svg:d="M2999 9024c5605 0 2709-2702 5796-2702" svg:viewBox="0 0 5798 2704"><text:p/></draw:connector><draw:frame draw:style-name="gr5" draw:text-style-name="P45" svg:width="0.1504in" svg:height="0.387in" svg:x="1.2335in" svg:y="3.8181in"><draw:text-box><text:p text:style-name="P44"><text:span text:style-name="T31">2</text:span></text:p></draw:text-box></draw:frame><draw:frame draw:style-name="gr8" draw:text-style-name="P45" svg:width="0.2504in" svg:height="0.387in" svg:x="1.5335in" svg:y="1.4681in"><draw:text-box><text:p text:style-name="P44"><text:span text:style-name="T31">1</text:span></text:p></draw:text-box></draw:frame><draw:frame draw:style-name="gr8" draw:text-style-name="P45" svg:width="0.2504in" svg:height="0.387in" svg:x="0.7835in" svg:y="1.9181in"><draw:text-box><text:p text:style-name="P44"><text:span text:style-name="T31">1</text:span></text:p></draw:text-box></draw:frame><draw:frame draw:style-name="gr8" draw:text-style-name="P45" svg:width="0.2504in" svg:height="0.387in" svg:x="0.7335in" svg:y="3.1181in"><draw:text-box><text:p text:style-name="P44"><text:span text:style-name="T31">1</text:span></text:p></draw:text-box></draw:frame><draw:frame draw:style-name="gr8" draw:text-style-name="P45" svg:width="0.2504in" svg:height="0.387in" svg:x="1.1835in" svg:y="3.2181in"><draw:text-box><text:p text:style-name="P44"><text:span text:style-name="T31">1</text:span></text:p></draw:text-box></draw:frame><draw:frame draw:style-name="gr8" draw:text-style-name="P45" svg:width="0.2504in" svg:height="0.387in" svg:x="1.6835in" svg:y="4.9181in"><draw:text-box><text:p text:style-name="P44"><text:span text:style-name="T31">1</text:span></text:p></draw:text-box></draw:frame><draw:frame draw:style-name="gr8" draw:text-style-name="P45" svg:width="0.2504in" svg:height="0.387in" svg:x="1.6835in" svg:y="0.089in"><draw:text-box><text:p text:style-name="P44"><text:span text:style-name="T31">1</text:span></text:p></draw:text-box></draw:frame></draw:g></text:p>
      <text:p text:style-name="P13">1.3 Simulación de la red <text:span text:style-name="T26">McCulloch-Pitts</text:span></text:p>
      <text:p text:style-name="Text_20_body"/>
      <text:p text:style-name="Text_20_body"/>
      <text:p text:style-name="P11"><text:tab/>La memoria contendrá el diseño de la red con los valores de los pesos utilizados, discutiendo el por qué del diseño implementado e incluyendo referencias a ejemplos en los que se muestre el valor de las activaciones en cada paso para todas las unidades de la red.</text:p>
      <text:h text:style-name="P32" text:outline-level="1"><text:bookmark-start text:name="__RefHeading__2073_914300899"/>2. Perceptrón y Adaline<text:bookmark-end text:name="__RefHeading__2073_914300899"/></text:h>
      <text:p text:style-name="Text_20_body"/>
      <text:h text:style-name="Heading_20_2" text:outline-level="2"><text:bookmark-start text:name="__RefHeading__1321_1281310894"/><text:span text:style-name="Strong_20_Emphasis"><text:span text:style-name="T21">2.1 </text:span></text:span><text:span text:style-name="Strong_20_Emphasis"><text:span text:style-name="T22">Diseño Perceptrón</text:span></text:span><text:bookmark-end text:name="__RefHeading__1321_1281310894"/></text:h>
      <text:p text:style-name="P9"><text:span text:style-name="Strong_20_Emphasis"><text:span text:style-name="T24"/></text:span></text:p>
      <text:p text:style-name="P6"/>
      <text:h text:style-name="Heading_20_2" text:outline-level="2"><text:bookmark-start text:name="__RefHeading__1325_1281310894"/><text:span text:style-name="Strong_20_Emphasis"><text:span text:style-name="T19">2.2 </text:span></text:span><text:span text:style-name="Strong_20_Emphasis"><text:span text:style-name="T23">Diseño Adaline</text:span></text:span><text:bookmark-end text:name="__RefHeading__1325_1281310894"/></text:h>
      <text:p text:style-name="P9"><text:span text:style-name="Strong_20_Emphasis"><text:span text:style-name="T18"/></text:span></text:p>
      <text:p text:style-name="P3"><text:span text:style-name="Strong_20_Emphasis"><text:span text:style-name="T25"/></text:span></text:p>
      <text:h text:style-name="Heading_20_2" text:outline-level="2"><text:bookmark-start text:name="__RefHeading__1327_1281310894"/><text:span text:style-name="Strong_20_Emphasis"><text:span text:style-name="T19">2.3 </text:span></text:span><text:span text:style-name="Strong_20_Emphasis"><text:span text:style-name="T23">Experimentos de entrenamiento</text:span></text:span><text:bookmark-end text:name="__RefHeading__1327_1281310894"/></text:h>
      <text:p text:style-name="P3"><text:span text:style-name="Strong_20_Emphasis"><text:span text:style-name="T1"/></text:span></text:p>
      <text:p text:style-name="P7"><text:span text:style-name="Strong_20_Emphasis"><text:span text:style-name="T23">2.4 Experimentos de test</text:span></text:span></text:p>
      <text:p text:style-name="P7"><text:span text:style-name="Strong_20_Emphasis"><text:span text:style-name="T23"/></text:span></text:p>
      <text:p text:style-name="P7"><text:span text:style-name="Strong_20_Emphasis"><text:span text:style-name="T23">2.5 Comparación de resultados obtenidos entre ambas redes</text:span></text:span></text:p>
      <text:p text:style-name="P7"><text:span text:style-name="Strong_20_Emphasis"><text:span text:style-name="T23"/></text:span></text:p>
      <text:p text:style-name="P5"><text:span text:style-name="Strong_20_Emphasis"><text:span text:style-name="T30">La memoria contendrá la descripción del diseño definitivo del Perceptrón y de Adaline, así como la de los experimentos realizados tanto para entrenar como para probar ambas redes. Se entregará además una discusión con la comparación entre los resultados obtenidos con ambas.</text:span></text:span></text:p>
      <text:p text:style-name="P6"/>
      <text:h text:style-name="P35" text:outline-level="2"><text:span text:style-name="Strong_20_Emphasis"><text:span text:style-name="T2"/></text:span></text:h>
      <text:h text:style-name="P36" text:outline-level="2"><text:span text:style-name="Strong_20_Emphasis"><text:span text:style-name="T2">2.6 Preguntas</text:span></text:span></text:h>
      <text:h text:style-name="Heading_20_3" text:outline-level="3"><text:span text:style-name="Strong_20_Emphasis"><text:span text:style-name="T3">2.6.1 </text:span></text:span><text:span text:style-name="Strong_20_Emphasis"><text:span text:style-name="T4">Influencia de los parámetros de la red en los errores de entrenamiento y test.</text:span></text:span></text:h>
      <text:p text:style-name="Text_20_body"><text:span text:style-name="Strong_20_Emphasis"><text:span text:style-name="T3"><text:tab/></text:span></text:span></text:p>
      <text:h text:style-name="P37" text:outline-level="3"><text:span text:style-name="Strong_20_Emphasis"><text:span text:style-name="T3"/></text:span></text:h>
      <text:h text:style-name="P38" text:outline-level="3"><text:span text:style-name="Strong_20_Emphasis"><text:span text:style-name="T3">2.6.2 Análisis de NAND, NOR y XOR para Perceptrón y Adaline</text:span></text:span></text:h>
      <text:p text:style-name="Text_20_body"><text:span text:style-name="Strong_20_Emphasis"><text:span text:style-name="T3"/></text:span></text:p>
      <text:p text:style-name="P2"><text:span text:style-name="Strong_20_Emphasis"><text:span text:style-name="T3"><text:tab/></text:span></text:span><text:span text:style-name="Strong_20_Emphasis"><text:span text:style-name="T5">En el caso del Perceptrón, tanto NAND y NOR se pueden resolver completamente ya que son problemas que se pueden seperar linealmente como podemos ver en las siguientes gráficas:</text:span></text:span></text:p>
      <text:p text:style-name="P2"><draw:g text:anchor-type="paragraph" draw:z-index="1" draw:style-name="gr11"><draw:line draw:style-name="gr12" draw:text-style-name="P43" svg:x1="1.6213in" svg:y1="0.6799in" svg:x2="1.6213in" svg:y2="3.4799in"><text:p/></draw:line><draw:line draw:style-name="gr12" draw:text-style-name="P43" svg:x1="2.9713in" svg:y1="2.0799in" svg:x2="0.1713in" svg:y2="2.0799in"><text:p/></draw:line><draw:frame draw:style-name="gr13" draw:text-style-name="P45" svg:width="0.6004in" svg:height="0.4988in" svg:x="0.6217in" svg:y="1.0299in"><draw:text-box><text:p text:style-name="P44"><text:span text:style-name="T31"><text:s/></text:span><text:span text:style-name="T31">+</text:span></text:p></draw:text-box></draw:frame><draw:frame draw:style-name="gr13" draw:text-style-name="P45" svg:width="0.6004in" svg:height="0.4988in" svg:x="0.6217in" svg:y="2.6315in"><draw:text-box><text:p text:style-name="P44"><text:span text:style-name="T31"><text:s/></text:span><text:span text:style-name="T31">+</text:span></text:p></draw:text-box></draw:frame><draw:frame draw:style-name="gr13" draw:text-style-name="P45" svg:width="0.6004in" svg:height="0.4988in" svg:x="2.1217in" svg:y="2.6315in"><draw:text-box><text:p text:style-name="P44"><text:span text:style-name="T31"><text:s/></text:span><text:span text:style-name="T31">+</text:span></text:p></draw:text-box></draw:frame><draw:frame draw:style-name="gr13" draw:text-style-name="P45" svg:width="0.6004in" svg:height="0.4988in" svg:x="2.0717in" svg:y="1.0299in"><draw:text-box><text:p text:style-name="P44"><text:span text:style-name="T31"><text:s/></text:span><text:span text:style-name="T31">-</text:span></text:p></draw:text-box></draw:frame><draw:line draw:style-name="gr12" draw:text-style-name="P43" svg:x1="5.1713in" svg:y1="0.6799in" svg:x2="5.1713in" svg:y2="3.4799in"><text:p/></draw:line><draw:line draw:style-name="gr12" draw:text-style-name="P43" svg:x1="6.5213in" svg:y1="2.0799in" svg:x2="3.7213in" svg:y2="2.0799in"><text:p/></draw:line><draw:frame draw:style-name="gr13" draw:text-style-name="P45" svg:width="0.6004in" svg:height="0.4988in" svg:x="4.1717in" svg:y="1.0299in"><draw:text-box><text:p text:style-name="P44"><text:span text:style-name="T31"><text:s/></text:span><text:span text:style-name="T31">-</text:span></text:p></draw:text-box></draw:frame><draw:frame draw:style-name="gr13" draw:text-style-name="P45" svg:width="0.6004in" svg:height="0.4988in" svg:x="4.1717in" svg:y="2.6315in"><draw:text-box><text:p text:style-name="P44"><text:span text:style-name="T31"><text:s/></text:span><text:span text:style-name="T31">+</text:span></text:p></draw:text-box></draw:frame><draw:frame draw:style-name="gr13" draw:text-style-name="P45" svg:width="0.6004in" svg:height="0.4988in" svg:x="5.6717in" svg:y="2.6315in"><draw:text-box><text:p text:style-name="P44"><text:span text:style-name="T31">-</text:span></text:p></draw:text-box></draw:frame><draw:frame draw:style-name="gr13" draw:text-style-name="P45" svg:width="0.6004in" svg:height="0.4988in" svg:x="5.6217in" svg:y="1.0299in"><draw:text-box><text:p text:style-name="P44"><text:span text:style-name="T31"><text:s/></text:span><text:span text:style-name="T31">-</text:span></text:p></draw:text-box></draw:frame><draw:line draw:style-name="gr14" draw:text-style-name="P43" svg:x1="0.8713in" svg:y1="0.7799in" svg:x2="3.0213in" svg:y2="2.9299in"><text:p/></draw:line><draw:line draw:style-name="gr14" draw:text-style-name="P43" svg:x1="3.7213in" svg:y1="1.1799in" svg:x2="5.9713in" svg:y2="3.4299in"><text:p/></draw:line><draw:frame draw:style-name="gr15" draw:text-style-name="P46" svg:width="0.7504in" svg:height="0.6488in" svg:x="1.4217in" svg:y="0.4299in"><draw:text-box><text:p text:style-name="P44"><text:span text:style-name="T32">x2</text:span></text:p></draw:text-box></draw:frame><draw:frame draw:style-name="gr15" draw:text-style-name="P46" svg:width="0.7504in" svg:height="0.6488in" svg:x="2.9217in" svg:y="1.9299in"><draw:text-box><text:p text:style-name="P44"><text:span text:style-name="T32">x1</text:span></text:p></draw:text-box></draw:frame><draw:frame draw:style-name="gr15" draw:text-style-name="P46" svg:width="0.7504in" svg:height="0.6488in" svg:x="5.0217in" svg:y="0.4315in"><draw:text-box><text:p text:style-name="P44"><text:span text:style-name="T32">x2</text:span></text:p></draw:text-box></draw:frame><draw:frame draw:style-name="gr16" draw:text-style-name="P47" svg:width="3.8004in" svg:height="0.6988in" svg:x="0.3717in" svg:y="0.1799in"><draw:text-box><text:p text:style-name="P44"><text:span text:style-name="T33">Frontera de decisión NAND</text:span></text:p></draw:text-box></draw:frame><draw:frame draw:style-name="gr17" draw:text-style-name="P47" svg:width="2.5004in" svg:height="0.6004in" svg:x="3.9217in" svg:y="0.1799in"><draw:text-box><text:p text:style-name="P44"><text:span text:style-name="T33">Frontera de decisión NOR</text:span></text:p></draw:text-box></draw:frame></draw:g><text:span text:style-name="Strong_20_Emphasis"><text:span text:style-name="T5"/></text:span></text:p>
      <text:p text:style-name="P2"><text:span text:style-name="Strong_20_Emphasis"><text:span text:style-name="T5"/></text:span></text:p>
      <text:h text:style-name="P37" text:outline-level="3"><text:span text:style-name="Strong_20_Emphasis"><text:span text:style-name="T3"/></text:span></text:h>
      <text:h text:style-name="P25" text:outline-level="3"><text:span text:style-name="Strong_20_Emphasis"><text:span text:style-name="T3"/></text:span></text:h>
      <text:h text:style-name="P25" text:outline-level="3"><text:span text:style-name="Strong_20_Emphasis"><text:span text:style-name="T3"/></text:span></text:h>
      <text:h text:style-name="P25" text:outline-level="3"><draw:frame text:anchor-type="paragraph" draw:z-index="2" draw:style-name="gr18" draw:text-style-name="P46" svg:width="0.7504in" svg:height="0.5488in" svg:x="6.4429in" svg:y="0.172in"><draw:text-box><text:p text:style-name="P44"><text:span text:style-name="T32">x1</text:span></text:p></draw:text-box></draw:frame><text:span text:style-name="Strong_20_Emphasis"><text:span text:style-name="T3"/></text:span></text:h>
      <text:h text:style-name="P25" text:outline-level="3"><text:span text:style-name="Strong_20_Emphasis"><text:span text:style-name="T3"/></text:span></text:h>
      <text:h text:style-name="P25" text:outline-level="3"><text:span text:style-name="Strong_20_Emphasis"><text:span text:style-name="T3"/></text:span></text:h>
      <text:h text:style-name="P25" text:outline-level="3"><text:span text:style-name="Strong_20_Emphasis"><text:span text:style-name="T3"/></text:span></text:h>
      <text:h text:style-name="P25" text:outline-level="3"/>
      <text:h text:style-name="P25" text:outline-level="3"/>
      <text:h text:style-name="P25" text:outline-level="3"/>
      <text:h text:style-name="P28" text:outline-level="3"><text:span text:style-name="Strong_20_Emphasis"><text:span text:style-name="T3"><text:tab/></text:span></text:span><text:span text:style-name="Strong_20_Emphasis"><text:span text:style-name="T5">En cambio, la función XOR no es separable linealmente, haría falta una elipse o varias rectas:</text:span></text:span></text:h>
      <text:h text:style-name="P28" text:outline-level="3"><draw:g text:anchor-type="paragraph" draw:z-index="3" draw:style-name="gr1"><draw:line draw:style-name="gr12" draw:text-style-name="P43" svg:x1="3.3374in" svg:y1="0.622in" svg:x2="3.3374in" svg:y2="3.422in"><text:p/></draw:line><draw:line draw:style-name="gr12" draw:text-style-name="P43" svg:x1="4.6874in" svg:y1="2.022in" svg:x2="1.8874in" svg:y2="2.022in"><text:p/></draw:line><draw:frame draw:style-name="gr13" draw:text-style-name="P45" svg:width="0.6004in" svg:height="0.4988in" svg:x="2.3374in" svg:y="0.972in"><draw:text-box><text:p text:style-name="P44"><text:span text:style-name="T31"><text:s/></text:span><text:span text:style-name="T31">+</text:span></text:p></draw:text-box></draw:frame><draw:frame draw:style-name="gr13" draw:text-style-name="P45" svg:width="0.6004in" svg:height="0.4988in" svg:x="2.3374in" svg:y="2.5736in"><draw:text-box><text:p text:style-name="P44"><text:span text:style-name="T31"><text:s/></text:span><text:span text:style-name="T31">-</text:span></text:p></draw:text-box></draw:frame><draw:frame draw:style-name="gr13" draw:text-style-name="P45" svg:width="0.6004in" svg:height="0.4988in" svg:x="3.8374in" svg:y="2.5736in"><draw:text-box><text:p text:style-name="P44"><text:span text:style-name="T31"><text:s/></text:span><text:span text:style-name="T31">+</text:span></text:p></draw:text-box></draw:frame><draw:frame draw:style-name="gr13" draw:text-style-name="P45" svg:width="0.6004in" svg:height="0.4988in" svg:x="3.7874in" svg:y="0.972in"><draw:text-box><text:p text:style-name="P44"><text:span text:style-name="T31"><text:s/></text:span><text:span text:style-name="T31">-</text:span></text:p></draw:text-box></draw:frame><draw:frame draw:style-name="gr15" draw:text-style-name="P46" svg:width="0.7504in" svg:height="0.6488in" svg:x="3.1374in" svg:y="0.3736in"><draw:text-box><text:p text:style-name="P44"><text:span text:style-name="T32">x2</text:span></text:p></draw:text-box></draw:frame><draw:frame draw:style-name="gr15" draw:text-style-name="P46" svg:width="0.7504in" svg:height="0.6488in" svg:x="4.6374in" svg:y="1.8736in"><draw:text-box><text:p text:style-name="P44"><text:span text:style-name="T32">x1</text:span></text:p></draw:text-box></draw:frame><draw:path draw:style-name="gr19" draw:text-style-name="P43" svg:width="2.1in" svg:height="2.8492in" svg:x="2.2374in" svg:y="0.622in" svg:viewBox="0 0 5335 7238" svg:d="M2513 958c1425 543 2580 2111 2666 3618 87 1509-935 2247-2360 1703-1424-543-2579-2110-2666-3619-86-1508 935-2245 2360-1702zM0 0zM5335 7238z"><text:p/></draw:path><draw:line draw:style-name="gr20" draw:text-style-name="P43" svg:x1="1.7874in" svg:y1="1.572in" svg:x2="3.8374in" svg:y2="3.622in"><text:p/></draw:line><draw:line draw:style-name="gr20" draw:text-style-name="P43" svg:x1="2.9874in" svg:y1="0.722in" svg:x2="4.9374in" svg:y2="2.672in"><text:p/></draw:line><draw:frame draw:style-name="gr17" draw:text-style-name="P47" svg:width="2.6004in" svg:height="0.6004in" svg:x="2.1374in" svg:y="0.122in"><draw:text-box><text:p text:style-name="P44"><text:span text:style-name="T33">Frontera de decisión XOR</text:span></text:p></draw:text-box></draw:frame></draw:g></text:h>
      <text:h text:style-name="P30" text:outline-level="3"><text:span text:style-name="Strong_20_Emphasis"><text:span text:style-name="T5"><text:tab/>Durante la fase de aprendizaje </text:span></text:span><text:span text:style-name="Strong_20_Emphasis"><text:span text:style-name="T7">(con </text:span></text:span><text:span text:style-name="Strong_20_Emphasis"><text:span text:style-name="T15">a</text:span></text:span><text:span text:style-name="Strong_20_Emphasis"><text:span text:style-name="T8"> </text:span></text:span><text:span text:style-name="Strong_20_Emphasis"><text:span text:style-name="T7">0.2 y </text:span></text:span><text:span text:style-name="Strong_20_Emphasis"><text:span text:style-name="T14">θ</text:span></text:span><text:span text:style-name="Strong_20_Emphasis"><text:span text:style-name="T7"> 0.8) </text:span></text:span><text:span text:style-name="Strong_20_Emphasis"><text:span text:style-name="T5"><text:s/>el Perceptrón converge en </text:span></text:span><text:span text:style-name="Strong_20_Emphasis"><text:span text:style-name="T6">los</text:span></text:span><text:span text:style-name="Strong_20_Emphasis"><text:span text:style-name="T5"> casos </text:span></text:span><text:span text:style-name="Strong_20_Emphasis"><text:span text:style-name="T6">NAND y NOR</text:span></text:span><text:span text:style-name="Strong_20_Emphasis"><text:span text:style-name="T5">, obteniendo las siguientes tasas de error:</text:span></text:span></text:h>
      <text:h text:style-name="P27" text:outline-level="3"><draw:frame draw:style-name="fr1" draw:name="Object2" text:anchor-type="paragraph" svg:y="2.8465in" svg:width="5.1252in" svg:height="2.8827in" draw:z-index="5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y="-0.0299in" svg:width="5.2457in" svg:height="2.9508in" draw:z-index="4"><draw:object xlink:href="./Object 1" xlink:type="simple" xlink:show="embed" xlink:actuate="onLoad"/><draw:image xlink:href="./ObjectReplacements/Object 1" xlink:type="simple" xlink:show="embed" xlink:actuate="onLoad"/></draw:frame><text:span text:style-name="Strong_20_Emphasis"><text:span text:style-name="T5"/></text:span></text:h>
      <text:h text:style-name="P27" text:outline-level="3"><text:span text:style-name="Strong_20_Emphasis"><text:span text:style-name="T5"><text:tab/></text:span></text:span><text:span text:style-name="Strong_20_Emphasis"><text:span text:style-name="T6">Sin embargo, el Perceptrón no converge en el caso de la XOR, obteniendo una tasa de error constante:</text:span></text:span></text:h>
      <text:h text:style-name="P27" text:outline-level="3"><draw:frame draw:style-name="fr1" draw:name="Object3" text:anchor-type="paragraph" svg:y="-0.0764in" svg:width="4.5016in" svg:height="2.5319in" draw:z-index="6"><draw:object xlink:href="./Object 3" xlink:type="simple" xlink:show="embed" xlink:actuate="onLoad"/><draw:image xlink:href="./ObjectReplacements/Object 3" xlink:type="simple" xlink:show="embed" xlink:actuate="onLoad"/></draw:frame><text:span text:style-name="Strong_20_Emphasis"><text:span text:style-name="T6"/></text:span></text:h>
      <text:h text:style-name="P27" text:outline-level="3"><text:span text:style-name="Strong_20_Emphasis"><text:span text:style-name="T6"/></text:span></text:h>
      <text:h text:style-name="P41" text:outline-level="6"><text:span text:style-name="Strong_20_Emphasis"><text:span text:style-name="T7"/></text:span></text:h>
      <text:p text:style-name="P2"><text:span text:style-name="Strong_20_Emphasis"><text:span text:style-name="T7"><text:tab/>Por otro lado, la fase de Test se ha realizado con los mismos patrones utilizados durante el aprendizaje, obteniendo los siguientes resultados:</text:span></text:span></text:p>
      <text:p text:style-name="P2"><text:span text:style-name="Strong_20_Emphasis"><text:span text:style-name="T7"/>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0">NAND</text:p>
          </table:table-cell>
          <table:table-cell table:style-name="Table1.A1" office:value-type="string">
            <text:p text:style-name="P40">NOR</text:p>
          </table:table-cell>
          <table:table-cell table:style-name="Table1.C1" office:value-type="string">
            <text:p text:style-name="P40">XOR</text:p>
          </table:table-cell>
        </table:table-row>
        <table:table-row>
          <table:table-cell table:style-name="Table1.B2" office:value-type="string">
            <text:p text:style-name="Table_20_Contents"><text:span text:style-name="Strong_20_Emphasis"><text:span text:style-name="T10">Clase 1 = 1 (25.00%)</text:span></text:span></text:p>
            <text:p text:style-name="Table_20_Contents"><text:span text:style-name="Strong_20_Emphasis"><text:span text:style-name="T10">Clase 2 = 3 (75.00%)</text:span></text:span></text:p>
            <text:p text:style-name="Table_20_Contents"><text:span text:style-name="Strong_20_Emphasis"><text:span text:style-name="T10"/></text:span></text:p>
            <text:p text:style-name="Table_20_Contents"><text:span text:style-name="Strong_20_Emphasis"><text:span text:style-name="T10">Fallos = 0 (0.00%)</text:span></text:span></text:p>
            <text:p text:style-name="Table_20_Contents"><text:span text:style-name="Strong_20_Emphasis"><text:span text:style-name="T10">Aciertos = 4 (100.00%)</text:span></text:span></text:p>
          </table:table-cell>
          <table:table-cell table:style-name="Table1.B2" office:value-type="string">
            <text:p text:style-name="P39"><text:span text:style-name="Strong_20_Emphasis"><text:span text:style-name="T9">Clase 1 = 3 (75.00%)</text:span></text:span></text:p>
            <text:p text:style-name="P39"><text:span text:style-name="Strong_20_Emphasis"><text:span text:style-name="T9">Clase 2 = 1 (25.00%)</text:span></text:span></text:p>
            <text:p text:style-name="P39"><text:span text:style-name="Strong_20_Emphasis"><text:span text:style-name="T10"/></text:span></text:p>
            <text:p text:style-name="P39"><text:span text:style-name="Strong_20_Emphasis"><text:span text:style-name="T9">Fallos = 0 (0.00%)</text:span></text:span></text:p>
            <text:p text:style-name="P39"><text:span text:style-name="Strong_20_Emphasis"><text:span text:style-name="T9">Aciertos = 4 (100.00%)</text:span></text:span></text:p>
          </table:table-cell>
          <table:table-cell table:style-name="Table1.C2" office:value-type="string">
            <text:p text:style-name="P39"><text:span text:style-name="Strong_20_Emphasis"><text:span text:style-name="T9">Clase 1 = 2 (50.00%)</text:span></text:span></text:p>
            <text:p text:style-name="P39"><text:span text:style-name="Strong_20_Emphasis"><text:span text:style-name="T9">Clase 2 = 2 (50.00%)</text:span></text:span></text:p>
            <text:p text:style-name="P39"><text:span text:style-name="Strong_20_Emphasis"><text:span text:style-name="T10"/></text:span></text:p>
            <text:p text:style-name="P39"><text:span text:style-name="Strong_20_Emphasis"><text:span text:style-name="T9">Fallos = 4 (100.00%)</text:span></text:span></text:p>
            <text:p text:style-name="P39"><text:span text:style-name="Strong_20_Emphasis"><text:span text:style-name="T9">Aciertos = 0 (0.00%)</text:span></text:span></text:p>
          </table:table-cell>
        </table:table-row>
      </table:table>
      <text:p text:style-name="P2"><text:span text:style-name="Strong_20_Emphasis"><text:span text:style-name="T7"/></text:span></text:p>
      <text:p text:style-name="P29"><text:span text:style-name="Strong_20_Emphasis"><text:span text:style-name="T7"><text:tab/>Como se puede comprobar el Perceptrón no es capaz de clasificar el problema XOR, ya que no es separable linealmente.</text:span></text:span></text:p>
      <text:h text:style-name="P38" text:outline-level="3"><text:span text:style-name="Strong_20_Emphasis"><text:span text:style-name="T3">2.6.3</text:span></text:span></text:h>
      <text:h text:style-name="Heading_20_3" text:outline-level="3"><text:span text:style-name="Strong_20_Emphasis"><text:span text:style-name="T3">2.6.4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Calibri" svg:font-family="Calibri" style:font-family-generic="roman"/>
    <style:font-face style:name="Calibri1" svg:font-family="Calibri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2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4:43:00</meta:creation-date>
    <meta:initial-creator>Iván</meta:initial-creator>
    <dc:date>2014-02-19T13:25:04.192416729</dc:date>
    <meta:editing-duration>PT55M20S</meta:editing-duration>
    <meta:editing-cycles>17</meta:editing-cycles>
    <meta:generator>LibreOffice/4.2.0.4$Linux_x86 LibreOffice_project/05dceb5d363845f2cf968344d7adab8dcfb2ba71</meta:generator>
    <meta:document-statistic meta:table-count="1" meta:image-count="0" meta:object-count="3" meta:page-count="10" meta:paragraph-count="57" meta:word-count="512" meta:character-count="2989" meta:non-whitespace-character-count="25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.494cm" xlink:href="." xlink:type="simple" chart:class="chart:line" chart:style-name="ch1">
        <chart:title svg:x="3.62cm" svg:y="0.284cm" chart:style-name="ch2">
          <text:p>Tasa de Error en Perceptrón</text:p>
        </chart:title>
        <chart:legend chart:legend-position="end" svg:x="11.246cm" svg:y="3.45cm" style:legend-expansion="high" chart:style-name="ch3"/>
        <chart:plot-area chart:style-name="ch4" chart:data-source-has-labels="row" svg:x="1.274cm" svg:y="1.532cm" svg:width="9.441cm" svg:height="4.835cm">
          <chartooo:coordinate-region svg:x="2.075cm" svg:y="1.729cm" svg:width="8.64cm" svg:height="4.441cm"/>
          <chart:axis chart:dimension="x" chart:name="primary-x" chart:style-name="ch5">
            <chart:title svg:x="5.4cm" svg:y="6.517cm" chart:style-name="ch6">
              <text:p>Épocas</text:p>
            </chart:title>
          </chart:axis>
          <chart:axis chart:dimension="y" chart:name="primary-y" chart:style-name="ch5">
            <chart:title svg:x="0.451cm" svg:y="4.543cm" chart:style-name="ch7">
              <text:p>% Error</text:p>
            </chart:title>
            <chart:grid chart:style-name="ch8" chart:class="major"/>
          </chart:axis>
          <chart:series chart:style-name="ch9" chart:values-cell-range-address="local-table.$B$2:.$B$32" chart:label-cell-address="local-table.$B$1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17cm" svg:height="7.321cm" xlink:href="." xlink:type="simple" chart:class="chart:line" chart:style-name="ch1">
        <chart:title svg:x="3.466cm" svg:y="0.281cm" chart:style-name="ch2">
          <text:p>Tasa de Error en Perceptrón</text:p>
        </chart:title>
        <chart:legend chart:legend-position="end" svg:x="11.201cm" svg:y="3.363cm" style:legend-expansion="high" chart:style-name="ch3"/>
        <chart:plot-area chart:style-name="ch4" chart:data-source-has-labels="row" svg:x="1.268cm" svg:y="1.52cm" svg:width="9.414cm" svg:height="4.677cm">
          <chartooo:coordinate-region svg:x="2.069cm" svg:y="1.717cm" svg:width="8.613cm" svg:height="4.283cm"/>
          <chart:axis chart:dimension="x" chart:name="primary-x" chart:style-name="ch5">
            <chart:title svg:x="5.381cm" svg:y="6.344cm" chart:style-name="ch6">
              <text:p>Épocas</text:p>
            </chart:title>
          </chart:axis>
          <chart:axis chart:dimension="y" chart:name="primary-y" chart:style-name="ch5">
            <chart:title svg:x="0.451cm" svg:y="4.452cm" chart:style-name="ch7">
              <text:p>% Error</text:p>
            </chart:title>
            <chart:grid chart:style-name="ch8" chart:class="major"/>
          </chart:axis>
          <chart:series chart:style-name="ch9" chart:values-cell-range-address="local-table.$B$2:.$B$24" chart:label-cell-address="local-table.$B$1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33cm" svg:height="6.43cm" xlink:href="." xlink:type="simple" chart:class="chart:line" chart:style-name="ch1">
        <chart:title svg:x="2.674cm" svg:y="0.263cm" chart:style-name="ch2">
          <text:p>Tasa de Error en Perceptrón</text:p>
        </chart:title>
        <chart:legend chart:legend-position="end" svg:x="9.618cm" svg:y="2.918cm" style:legend-expansion="high" chart:style-name="ch3"/>
        <chart:plot-area chart:style-name="ch4" chart:data-source-has-labels="row" svg:x="1.236cm" svg:y="1.448cm" svg:width="7.926cm" svg:height="3.876cm">
          <chartooo:coordinate-region svg:x="2.037cm" svg:y="1.645cm" svg:width="7.125cm" svg:height="3.482cm"/>
          <chart:axis chart:dimension="x" chart:name="primary-x" chart:style-name="ch5">
            <chart:title svg:x="4.605cm" svg:y="5.453cm" chart:style-name="ch6">
              <text:p>Épocas</text:p>
            </chart:title>
          </chart:axis>
          <chart:axis chart:dimension="y" chart:name="primary-y" chart:style-name="ch5">
            <chart:title svg:x="0.451cm" svg:y="3.98cm" chart:style-name="ch7">
              <text:p>% Error</text:p>
            </chart:title>
            <chart:grid chart:style-name="ch8" chart:class="major"/>
          </chart:axis>
          <chart:series chart:style-name="ch9" chart:values-cell-range-address="local-table.$B$2:.$B$2000" chart:label-cell-address="local-table.$B$1" chart:class="chart:line">
            <chart:data-point chart:repeated="1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